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T4" style:parent-style-name="DefaultParagraphFont" style:family="text">
      <style:text-properties fo:font-size="14pt" style:font-size-asian="14pt" style:font-size-complex="13pt"/>
    </style:style>
    <style:style style:name="P5" style:parent-style-name="Standard" style:family="paragraph">
      <style:text-properties fo:font-size="14pt" style:font-size-asian="14pt" style:font-size-complex="13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ableColumn10" style:family="table-column">
      <style:table-column-properties style:column-width="2.2305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Column12" style:family="table-column">
      <style:table-column-properties style:column-width="2.2312in" style:use-optimal-column-width="false"/>
    </style:style>
    <style:style style:name="Table9" style:family="table">
      <style:table-properties style:width="6.69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family="paragraph">
      <style:paragraph-properties fo:text-align="center"/>
      <style:text-properties fo:background-color="#FFFF00"/>
    </style:style>
    <style:style style:name="P33" style:parent-style-name="Standard" style:list-style-name="LFO2" style:family="paragraph"/>
    <style:style style:name="P34" style:parent-style-name="Standard" style:family="paragraph">
      <style:paragraph-properties fo:text-align="center"/>
    </style:style>
    <style:style style:name="T35" style:parent-style-name="DefaultParagraphFont" style:family="text">
      <style:text-properties fo:background-color="#FFFF00"/>
    </style:style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list-style-name="LFO3" style:family="paragraph"/>
    <style:style style:name="P42" style:parent-style-name="Standard" style:list-style-name="LFO3" style:family="paragraph"/>
    <style:style style:name="P43" style:parent-style-name="Standard" style:family="paragraph">
      <style:paragraph-properties fo:text-align="center"/>
      <style:text-properties fo:background-color="#FFFF00"/>
    </style:style>
    <style:style style:name="P44" style:parent-style-name="Standard" style:list-style-name="LFO3" style:family="paragraph"/>
    <style:style style:name="P45" style:parent-style-name="Standard" style:family="paragraph">
      <style:paragraph-properties fo:text-align="center"/>
      <style:text-properties fo:background-color="#FFFF00"/>
    </style:style>
    <style:style style:name="P46" style:parent-style-name="Standard" style:list-style-name="LFO3" style:family="paragraph"/>
    <style:style style:name="T47" style:parent-style-name="DefaultParagraphFont" style:family="text">
      <style:text-properties fo:background-color="#FFFF00"/>
    </style:style>
    <style:style style:name="P48" style:parent-style-name="Standard" style:list-style-name="LFO3" style:family="paragraph"/>
    <style:style style:name="P49" style:parent-style-name="Standard" style:list-style-name="LFO3" style:family="paragraph">
      <style:paragraph-properties fo:text-align="center"/>
      <style:text-properties fo:background-color="#FFFF00"/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P53" style:parent-style-name="ListParagraph" style:family="paragraph">
      <style:text-properties fo:font-weight="bold" style:font-weight-asian="bold" style:font-weight-complex="bold"/>
    </style:style>
    <style:style style:name="P54" style:parent-style-name="Standard" style:list-style-name="LFO3" style:family="paragraph"/>
    <style:style style:name="P55" style:parent-style-name="Standard" style:list-style-name="LFO3" style:family="paragraph"/>
    <style:style style:name="P56" style:parent-style-name="Standard" style:family="paragraph">
      <style:paragraph-properties fo:text-align="center" fo:margin-left="0.5in">
        <style:tab-stops/>
      </style:paragraph-properties>
    </style:style>
    <style:style style:name="T57" style:parent-style-name="DefaultParagraphFont" style:family="text">
      <style:text-properties fo:background-color="#FFFF00"/>
    </style:style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list-style-name="LFO3" style:family="paragraph"/>
    <style:style style:name="P60" style:parent-style-name="Standard" style:list-style-name="LFO3" style:family="paragraph"/>
    <style:style style:name="P61" style:parent-style-name="Standard" style:family="paragraph">
      <style:paragraph-properties fo:text-align="center"/>
    </style:style>
    <style:style style:name="T62" style:parent-style-name="DefaultParagraphFont" style:family="text">
      <style:text-properties fo:background-color="#FFFF00"/>
    </style:style>
    <style:style style:name="P63" style:parent-style-name="Standard" style:list-style-name="LFO3" style:family="paragraph"/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list-style-name="LFO3" style:family="paragraph"/>
    <style:style style:name="P67" style:parent-style-name="Standard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71" style:parent-style-name="Standard" style:list-style-name="LFO4" style:family="paragraph"/>
    <style:style style:name="P72" style:parent-style-name="Standard" style:list-style-name="LFO4" style:family="paragraph"/>
    <style:style style:name="P73" style:parent-style-name="Standard" style:list-style-name="LFO4" style:family="paragraph"/>
    <style:style style:name="P74" style:parent-style-name="Standard" style:list-style-name="LFO4" style:family="paragraph">
      <style:paragraph-properties fo:text-align="center"/>
      <style:text-properties fo:background-color="#FFFF00"/>
    </style:style>
    <style:style style:name="P75" style:parent-style-name="Standard" style:family="paragraph">
      <style:paragraph-properties fo:margin-left="0.5in">
        <style:tab-stops/>
      </style:paragraph-properties>
    </style:style>
    <style:style style:name="T76" style:parent-style-name="DefaultParagraphFont" style:family="text">
      <style:text-properties fo:font-weight="bold" style:font-weight-asian="bold" style:font-weight-complex="bold" fo:font-size="14pt" style:font-size-asian="14pt" style:font-size-complex="13pt"/>
    </style:style>
    <style:style style:name="P77" style:parent-style-name="Standard" style:list-style-name="LFO5" style:family="paragraph"/>
    <style:style style:name="P78" style:parent-style-name="Standard" style:list-style-name="LFO5" style:family="paragraph"/>
    <style:style style:name="P79" style:parent-style-name="Standard" style:list-style-name="LFO5" style:family="paragraph"/>
    <style:style style:name="P80" style:parent-style-name="Standard" style:family="paragraph">
      <style:paragraph-properties fo:text-align="center"/>
      <style:text-properties fo:font-weight="bold" style:font-weight-asian="bold" style:font-weight-complex="bold" fo:background-color="#FFFF00"/>
    </style:style>
    <style:style style:name="P81" style:parent-style-name="Standard" style:list-style-name="LFO5" style:family="paragraph"/>
  </office:automatic-styles>
  <office:body>
    <office:text text:use-soft-page-breaks="true">
      <text:p text:style-name="P1">Readme</text:p>
      <text:p text:style-name="P2"/>
      <text:p text:style-name="Standard"><text:span text:style-name="T3">Application 1:</text:span><text:span text:style-name="T4"><text:s text:c="2"/></text:span>Collision avoidance using positional (Euclidean) values of two mobile robots</text:p>
      <text:p text:style-name="P5"/>
      <text:p text:style-name="P6">Leader (Robomaster_5) and Follower (Robomaster_3)</text:p>
      <text:p text:style-name="P7">Before Flashing:</text:p>
      <text:list text:style-name="LFO1" text:continue-numbering="true">
        <text:list-item>
          <text:p text:style-name="P8">In order to avoid serial conflict between ESP32 and Jetson Orin, Remove the UART cables from the ESp32. In this case only the Tx and Rx jumper cable.</text:p>
        </text:list-item>
      </text:list>
      <text:p text:style-name="Standard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TableContents">Name –TTL 232</text:p>
          </table:table-cell>
          <table:table-cell table:style-name="TableCell15">
            <text:p text:style-name="TableContents">Pin Number ESP32</text:p>
          </table:table-cell>
          <table:table-cell table:style-name="TableCell16">
            <text:p text:style-name="TableContents">Pin Number Orin</text:p>
          </table:table-cell>
        </table:table-row>
        <table:table-row table:style-name="TableRow17">
          <table:table-cell table:style-name="TableCell18">
            <text:p text:style-name="TableContents">TX</text:p>
          </table:table-cell>
          <table:table-cell table:style-name="TableCell19">
            <text:p text:style-name="TableContents">Rx</text:p>
          </table:table-cell>
          <table:table-cell table:style-name="TableCell20">
            <text:p text:style-name="TableContents">8</text:p>
          </table:table-cell>
        </table:table-row>
        <table:table-row table:style-name="TableRow21">
          <table:table-cell table:style-name="TableCell22">
            <text:p text:style-name="TableContents">RX</text:p>
          </table:table-cell>
          <table:table-cell table:style-name="TableCell23">
            <text:p text:style-name="TableContents">Tx</text:p>
          </table:table-cell>
          <table:table-cell table:style-name="TableCell24">
            <text:p text:style-name="TableContents">10</text:p>
          </table:table-cell>
        </table:table-row>
        <table:table-row table:style-name="TableRow25">
          <table:table-cell table:style-name="TableCell26">
            <text:p text:style-name="TableContents">GND</text:p>
          </table:table-cell>
          <table:table-cell table:style-name="TableCell27">
            <text:p text:style-name="TableContents">20</text:p>
          </table:table-cell>
          <table:table-cell table:style-name="TableCell28">
            <text:p text:style-name="TableContents">9</text:p>
          </table:table-cell>
        </table:table-row>
      </table:table>
      <text:list text:style-name="LFO2" text:continue-numbering="true">
        <text:list-item>
          <text:p text:style-name="P29">Make sure the pinout is connected correctly. The Rx pin from ESP32 will go to the Tx (pin 8) of jetson and vice versa.</text:p>
        </text:list-item>
        <text:list-item>
          <text:p text:style-name="P30">Before Flashing, if the ESP32 are interchanged, it is important to change the mac address inside the Arduino code itself.</text:p>
        </text:list-item>
        <text:list-item>
          <text:p text:style-name="P31">You can open the<text:s/><text:span text:style-name="SourceText">.ino</text:span><text:s/>file for editing using any text editor like<text:s/><text:span text:style-name="SourceText">nano</text:span>,<text:s/><text:span text:style-name="SourceText">vim</text:span>, or a graphical one like VS Code.</text:p>
        </text:list-item>
      </text:list>
      <text:p text:style-name="P32">Nano arduino_code.ino</text:p>
      <text:list text:style-name="LFO2" text:continue-numbering="true">
        <text:list-item>
          <text:p text:style-name="P33">To access the USB port and see on which port is ESP32 is connected. Use the command</text:p>
        </text:list-item>
      </text:list>
      <text:p text:style-name="P34"><text:line-break/><text:span text:style-name="T35">arduino-cli board list</text:span></text:p>
      <text:list text:style-name="LFO2" text:continue-numbering="true">
        <text:list-item>
          <text:p text:style-name="P36">Once USB port is finalized, You can initiate with the Flashing part.</text:p>
        </text:list-item>
        <text:list-item>
          <text:p text:style-name="P37">For most of the time, the USB port connected to the ESP32 is displayed under<text:s/><text:span text:style-name="T38">unknown port.</text:span></text:p>
        </text:list-item>
      </text:list>
      <text:p text:style-name="P39"/>
      <text:p text:style-name="Standard"><text:tab/><text:span text:style-name="T40">Flashing(Transmitting):</text:span></text:p>
      <text:list text:style-name="LFO3" text:continue-numbering="true">
        <text:list-item>
          <text:p text:style-name="P41">It can be flashed by running the following command in the path directory of the esp32 transmitter code.</text:p>
        </text:list-item>
        <text:list-item>
          <text:p text:style-name="P42"># Compile the sketch for ESP32-WROOM to check for errors if any.</text:p>
        </text:list-item>
      </text:list>
      <text:p text:style-name="P43">arduino-cli compile --fqbn esp32:esp32:esp32</text:p>
      <text:list text:style-name="LFO3" text:continue-numbering="true">
        <text:list-item>
          <text:p text:style-name="P44"># Upload the sketch to the ESP32-WROOM .</text:p>
        </text:list-item>
      </text:list>
      <text:p text:style-name="P45">arduino-cli upload -p /dev/ttyUSB0 --fqbn esp32:esp32:esp32</text:p>
      <text:list text:style-name="LFO3" text:continue-numbering="true">
        <text:list-item>
          <text:p text:style-name="P46">Ensure the USB port and the correct ESP32 dev module is selected. In the above case, The ESP32 Wroom is foreseen as<text:s/><text:span text:style-name="T47">esp32:esp32:esp32</text:span></text:p>
        </text:list-item>
        <text:list-item>
          <text:p text:style-name="P48">To Flash the Arduino code, go in the respective Directory of Arduino Folder and type in the following command.</text:p>
        </text:list-item>
        <text:list-item>
          <text:p text:style-name="P49">arduino-cli upload -p /dev/ttyUSB0 --fqbn esp32:esp32:esp32</text:p>
        </text:list-item>
      </text:list>
      <text:p text:style-name="P50"/>
      <text:p text:style-name="Standard"/>
      <text:p text:style-name="Standard"><text:span text:style-name="T51">Vicon Tracker</text:span><text:span text:style-name="T52">:</text:span></text:p>
      <text:p text:style-name="P53"/>
      <text:list text:style-name="LFO3" text:continue-numbering="true">
        <text:list-item>
          <text:p text:style-name="P54">Make sure that Vicon Tracker is Enabled</text:p>
        </text:list-item>
        <text:list-item>
          <text:p text:style-name="P55">Run the</text:p>
        </text:list-item>
      </text:list>
      <text:p text:style-name="P56"><text:span text:style-name="T57">ros2 launch vicon bridge<text:s/></text:span><text:s text:c="2"/>command</text:p>
      <text:p text:style-name="P58"/>
      <text:list text:style-name="LFO3" text:continue-numbering="true">
        <text:list-item>
          <text:p text:style-name="P59">Keep the Leader (Robomaster_5) and Follower (Robomaster_3) in the Arena</text:p>
        </text:list-item>
        <text:list-item>
          <text:p text:style-name="P60">Run the python code in the Broker itself.</text:p>
        </text:list-item>
      </text:list>
      <text:p text:style-name="P61"><text:span text:style-name="T62">python3 ros2_serial.py</text:span></text:p>
      <text:list text:style-name="LFO3" text:continue-numbering="true">
        <text:list-item>
          <text:p text:style-name="P63">This will enable the ros2 topic /relative_distance necessary for D2D.</text:p>
        </text:list-item>
      </text:list>
      <text:soft-page-break/>
      <text:p text:style-name="P64">Pyserial Transmiiting:</text:p>
      <text:p text:style-name="P65"/>
      <text:list text:style-name="LFO3" text:continue-numbering="true">
        <text:list-item>
          <text:p text:style-name="P66">To send the data via UART, run the following python code on the host pc</text:p>
        </text:list-item>
      </text:list>
      <text:p text:style-name="P67">python3 send_serial_data_jetson_to_esp32.py</text:p>
      <text:p text:style-name="P68"/>
      <text:p text:style-name="P69"/>
      <text:p text:style-name="P70">Flashing (Receiving):</text:p>
      <text:list text:style-name="LFO4" text:continue-numbering="true">
        <text:list-item>
          <text:p text:style-name="P71">It can be flashed by running the following command in the path directory of the esp32 Reciever code.</text:p>
        </text:list-item>
        <text:list-item>
          <text:p text:style-name="P72">Follow the similair steps as above for Flashing.</text:p>
        </text:list-item>
        <text:list-item>
          <text:p text:style-name="P73">To Flash the Arduino code, go in the respective Directory of Arduino Folder and type in the following command.</text:p>
        </text:list-item>
        <text:list-item>
          <text:p text:style-name="P74">arduino-cli upload -p /dev/ttyUSB0 --fqbn esp32:esp32:esp32</text:p>
        </text:list-item>
      </text:list>
      <text:p text:style-name="P75"/>
      <text:p text:style-name="Standard"/>
      <text:p text:style-name="Standard"/>
      <text:p text:style-name="Standard"/>
      <text:p text:style-name="Standard"><text:span text:style-name="T76">PySerial Recieving:</text:span></text:p>
      <text:list text:style-name="LFO5" text:continue-numbering="true">
        <text:list-item>
          <text:p text:style-name="P77">Before running the python3 code, make sure the correct USB port is selected.</text:p>
        </text:list-item>
        <text:list-item>
          <text:p text:style-name="P78">Update the USB port ‘/dev/ttyUSB’ inside the python code if port changed*</text:p>
        </text:list-item>
        <text:list-item>
          <text:p text:style-name="P79">Run the following code</text:p>
        </text:list-item>
      </text:list>
      <text:p text:style-name="P80">python3 publisher_serial_data_esp32_to_jetson.py</text:p>
      <text:list text:style-name="LFO5" text:continue-numbering="true">
        <text:list-item>
          <text:p text:style-name="P81">It will publish the ros2 topic /serial_raw_data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Zubairahmed Ansari</dc:creator>
    <meta:creation-date>2024-10-23T17:09:00Z</meta:creation-date>
    <dc:date>2024-11-06T08:59:00Z</dc:date>
    <meta:template xlink:href="Normal.dotm" xlink:type="simple"/>
    <meta:editing-cycles>2</meta:editing-cycles>
    <meta:editing-duration>PT0S</meta:editing-duration>
    <meta:document-statistic meta:page-count="2" meta:paragraph-count="5" meta:word-count="380" meta:character-count="2771" meta:row-count="19" meta:non-whitespace-character-count="2396"/>
  </office:meta>
</office:document-meta>
</file>